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rsid="001b6ed3" officeooo:paragraph-rsid="001b6ed3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1b6ed3" officeooo:paragraph-rsid="001b6ed3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d1d75" loext:opacity="100%" fo:font-weight="bold" officeooo:rsid="001b6ed3" officeooo:paragraph-rsid="001b6ed3" style:font-weight-asian="bold" style:font-weight-complex="bold"/>
    </style:style>
    <style:style style:name="P5" style:family="paragraph" style:parent-style-name="Standard">
      <style:text-properties fo:color="#8d1d75" loext:opacity="100%" officeooo:rsid="001b6ed3" officeooo:paragraph-rsid="001b6e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intia de Azevedo Castro</text:p>
      <text:p text:style-name="P3">Exercício veículos</text:p>
      <text:p text:style-name="P1"/>
      <text:p text:style-name="P1">Desenvolva um algoritmo que utilize as seguintes características de um veículo:</text:p>
      <text:p text:style-name="P1">- Quantidade de rodas;</text:p>
      <text:p text:style-name="P1">- Peso bruto em quilogramas;</text:p>
      <text:p text:style-name="P1">- Quantidade de pessoas no veículo.</text:p>
      <text:p text:style-name="P1"/>
      <text:p text:style-name="P1">Com essas informações, o programa mostrará qual é a melhor categoria de habilitação para o veículo informado a partir das condições:</text:p>
      <text:p text:style-name="P1">A: Veículos com duas ou três rodas;</text:p>
      <text:p text:style-name="P1">B: Veículos com quatro rodas, que acomodam até oito pessoas e seu peso é de até 3500 kg;</text:p>
      <text:p text:style-name="P1">C: Veículos com quatro rodas ou mais e com peso entre 3500 e 6000 kg;</text:p>
      <text:p text:style-name="P1">D: Veículos com quatro rodas ou mais e que acomodam mais de oito pessoas; E: Veículos com quatro rodas ou mais e com mais de 6000 kg.</text:p>
      <text:p text:style-name="Standard"/>
      <text:p text:style-name="P2"/>
      <text:p text:style-name="P2"/>
      <text:p text:style-name="P5">Resposta:</text:p>
      <text:p text:style-name="Standard"/>
      <text:p text:style-name="P2">rodas = 4</text:p>
      <text:p text:style-name="P2">peso = 3500</text:p>
      <text:p text:style-name="P2">pessoas = 4</text:p>
      <text:p text:style-name="P2"/>
      <text:p text:style-name="P2">if(rodas == 2) or (rodas == 3):</text:p>
      <text:p text:style-name="P2">print(“Categoria A”)</text:p>
      <text:p text:style-name="P2"/>
      <text:p text:style-name="P2">elif(rodas == 4) and (pessoas &lt;=8) and (peso &lt;= 3500):</text:p>
      <text:p text:style-name="P2">print(“Categoria B”)</text:p>
      <text:p text:style-name="P2"/>
      <text:p text:style-name="P2">elif(rodas &gt;=4) and (peso &gt;3500) or (peso &lt;= 6000):</text:p>
      <text:p text:style-name="P2">print(“Categoria C”)</text:p>
      <text:p text:style-name="P2"/>
      <text:p text:style-name="P2">else:</text:p>
      <text:p text:style-name="P2">print(“Categoria D”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8:43:23.598000000</meta:creation-date>
    <dc:date>2024-04-30T19:08:13.398000000</dc:date>
    <meta:editing-duration>PT24M50S</meta:editing-duration>
    <meta:editing-cycles>1</meta:editing-cycles>
    <meta:document-statistic meta:table-count="0" meta:image-count="0" meta:object-count="0" meta:page-count="1" meta:paragraph-count="23" meta:word-count="165" meta:character-count="924" meta:non-whitespace-character-count="782"/>
    <meta:generator>LibreOffice/7.6.3.2$Windows_X86_64 LibreOffice_project/29d686fea9f6705b262d369fede658f824154cc0</meta:generator>
  </office:meta>
</office:document-meta>
</file>